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P7" style:family="paragraph">
      <style:paragraph-properties fo:margin-left="6cm" fo:margin-right="0cm" fo:text-indent="-0.6cm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imple 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ff, patch and t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ches sent by emai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ach developer maintains their own tre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6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asic tool of code exchan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veral formats available – unidiff now the nor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ins short context for each cha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Common ru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diff -up, exclude generated fi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 diffstat outpu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 an explanation of your pa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[PATCH] at start of sub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inline or plain text encoding for pa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reak up your patches on logical bounda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a patch series if need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heck you've followed the project coding sty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 sure you are sending to the right pla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 patient, and follow up if need b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4cm" svg:y="18.5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RCS and SCC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ages files individual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nly one person editing at a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merge cap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vides development histor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Concurrent Versions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t on top of RC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owed for parall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d merge and conflict res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ugely popular in the FOSS worl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minated FOSS development from 1991 to 200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ill very widely used, but less so each ye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any limitat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or rename and directory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cts centralised server for most oper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.5cm" svg:height="0.962cm" svg:x="7cm" svg:y="19.5cm">
          <draw:text-box>
            <text:p text:style-name="P1">Let's see a demo ...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ere is the project host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VS hosts in a central fash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ach developer has a 'checkout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project meta-data is only stored on the central serv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istributed version contro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project history is locally available to all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'CVS done right'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ttempt to re-invent centralised source code contr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ixes many of the limitations in CV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s project-wide rev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ly chosen to replace CVS in FOSS projects from 2001 onwar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ill very widely us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entralised desig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of non-distributed design has been criticis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Early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e Co-Op (windows based) in 1997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NU Arch (aka TLA or Tom Lord's Arch) in 2001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Bitkeep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opted by Linux kernel in 200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nusual licensing mod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impact on speed of kern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ewer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new systems starting in 200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azaar, darcs, mecurial, git, monoton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ontroversial choic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kernel adopted bitkeeper in 200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d to acceleration of kern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tool, with freeware cli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cense terms included a strong non-compete clau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ove to gi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rs of bitkeeper disapproved of free cli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e bitkeeper withdrawn in 200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ommand line dominat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FOSS users use command line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aim to produce a very fast workflow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CM tools also offer GUI or editor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eb Interfac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SCM tools provide web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used to browse development histor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vsweb, gitweb both very popul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ustom web interfaces are often buil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nterfaces with other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to integrate with bug tracking syste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Integrating SCM with te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utomating testing can help find bugs f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specially important for port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A build far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 range of machines/O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utomatically run regressions tests on commi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results are available public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/test failures may be reported by emai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inderbo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build far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anned ho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/most FOSS projects used a canned hosting s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ned project hosting can make project maintainence much easi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less flexible than running your ow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VCS public ho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VCS workflow created a demand for easier hos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sites have sprung up for all the DVCS syste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for example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Git: repo.oz.cz, github.co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Hg: bitbucket.org, freehg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wo SCMs, one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offer multiple SCMs for the same co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ateway tools offer interoper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version 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newer SCMs offer automated convers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ows project history to be preser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requires some manual twea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st known general converter is 'tailor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3T16:08:33</dc:date>
    <meta:editing-cycles>155</meta:editing-cycles>
    <meta:editing-duration>P3DT8H45M52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